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7a17" officeooo:paragraph-rsid="00197a1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7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nd</text:span> of <text:span text:style-name="T4">March</text:span> 202<text:span text:style-name="T3">1</text:span> under the <text:span text:style-name="T4">44th</text:span> PA Meeting.</text:p>
      <text:p text:style-name="P1"/>
      <text:p text:style-name="P1">The Assembly, recognising the current situation,</text:p>
      <text:p text:style-name="P1"/>
      <text:p text:style-name="P4">Constitutes the need to recognise and congratulate both Bloco de Esquerda (Left Bloc) on 22 years of existance as of 27/2/2021 and Partido Comunista Portugues (Portuguese Communist Party) on 100 years of existance as of 7/3/2021. This to recognise the years of struggle and fight for socialism in Portugal and defending of the workers class these parties have don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4-9: To congratulate Bloco de Esquerda (Left Bloc) on 22 years of existance and Partido Comunista Portugues (Portuguese Communist Party) on 100 years of existanc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2T16:51:44.489957570</dc:date>
    <meta:editing-duration>PT3M2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112" meta:character-count="709" meta:non-whitespace-character-count="605"/>
  </office:meta>
</office:document-meta>
</file>